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dybuilding.com</text:p>
          </draw:text-box>
        </draw:frame>
        <draw:frame presentation:style-name="pr2" draw:text-style-name="P1" draw:layer="layout" svg:width="24.639cm" svg:height="12.179cm" svg:x="1.4cm" svg:y="4.914cm" presentation:class="subtitle">
          <draw:text-box>
            <text:p text:style-name="P1">Spring Data &amp; MongoDB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pring Data overview</text:p>
              </text:list-item>
              <text:list-item>
                <text:p>Repositories – convenient data access objects</text:p>
              </text:list-item>
              <text:list-item>
                <text:p>JPA repositories</text:p>
              </text:list-item>
              <text:list-item>
                <text:p>MongoDB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Spring Data projects</text:p>
          </draw:text-box>
        </draw:frame>
        <draw:frame presentation:style-name="pr5" draw:layer="layout" svg:width="12.023cm" svg:height="12.179cm" svg:x="1.4cm" svg:y="4.914cm" presentation:class="outline">
          <draw:text-box>
            <text:list text:style-name="L3">
              <text:list-item>
                <text:p>JPA</text:p>
              </text:list-item>
              <text:list-item>
                <text:p>JDBC Extensions</text:p>
              </text:list-item>
              <text:list-item>
                <text:p>Apache Hadoop</text:p>
              </text:list-item>
              <text:list-item>
                <text:p>GemFire</text:p>
              </text:list-item>
              <text:list-item>
                <text:p>REST</text:p>
              </text:list-item>
              <text:list-item>
                <text:p>Redis</text:p>
              </text:list-item>
            </text:list>
          </draw:text-box>
        </draw:frame>
        <draw:frame presentation:style-name="pr5" draw:layer="layout" svg:width="12.023cm" svg:height="12.179cm" svg:x="14.025cm" svg:y="4.914cm" presentation:class="outline">
          <draw:text-box>
            <text:list text:style-name="L3">
              <text:list-item>
                <text:p>MongoDB</text:p>
              </text:list-item>
              <text:list-item>
                <text:p>Neo4J</text:p>
              </text:list-item>
              <text:list-item>
                <text:p>HBase</text:p>
              </text:list-item>
              <text:list-item>
                <text:p>Commons</text:p>
              </text:list-item>
              <text:list-item>
                <text:p>Grails Mapp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SQL for Spring/Java Developer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positories: convenient DAO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JPA Repositorie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pring Data – MongoDB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ngoDB Java Driver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pring Data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Flores</meta:initial-creator>
    <meta:creation-date>2012-10-09T00:26:55</meta:creation-date>
    <meta:editing-duration>PT11M24S</meta:editing-duration>
    <meta:editing-cycles>7</meta:editing-cycles>
    <dc:date>2012-10-09T00:48:48</dc:date>
    <dc:creator>Martin Flores</dc:creator>
    <meta:generator>LibreOffice/3.5$Linux_X86_64 LibreOffice_project/350m1$Build-2</meta:generator>
    <meta:document-statistic meta:object-count="66"/>
  </office:meta>
</office:document-meta>
</file>